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Design and Project Approaches in Computing Education</text:p>
      <text:p text:style-name="Text_20_body">Mick Chesterman</text:p>
      <text:p text:style-name="Text_20_body">https://orcid.org/0000-0002-8005-2390</text:p>
      <text:h text:style-name="Heading_20_2" text:outline-level="2"><text:bookmark-start text:name="abstract"/>Abstract<text:bookmark-end text:name="abstract"/></text:h>
      <text:p text:style-name="First_20_paragraph">The creative processes involved in undertaking computing projects in an educational setting have a tremendous potential to deliver transformative learning experiences. Pedagogies and frameworks to support the creative process including design approaches in education are valuable to teachers to guide and maximise the experience of their learners. This chapter describes and explore some of the strategies that can be used to support the delivery of design and project based approaches. It covers: value of creative communities in the design process, key teaching techniques aligned with design-based approaches, the benefits and processes of project-based learning (PBL) and tactics for overcoming limitations in delivering PBL in the classroom.</text:p>
      <text:h text:style-name="Heading_20_2" text:outline-level="2"><text:bookmark-start text:name="introduction"/>Introduction<text:bookmark-end text:name="introduction"/></text:h>
      <text:p text:style-name="First_20_paragraph">The creative processes involved in undertaking computing projects in an educational setting have a tremendous potential to deliver transformative learning experiences. Pedagogies and frameworks to support the creative process including design approaches in education are valuable to teachers to guide and maximise the experience of their learners. This chapter describes and explore some of the strategies that can be used to support the delivery of design and project based approaches. To start with I focus on the value of creative communities in the design process. I then outline three teaching techniques aligned with design-based approaches to computing projects. The second half of the chapter and take a broad look at some of the benefits and processes of project-based learning (PBL) and ends with some tactics for overcoming limitations in delivering PBL in the classroom.</text:p>
      <text:h text:style-name="Heading_20_2" text:outline-level="2"><text:bookmark-start text:name="the-power-of-communities"/>The Power of Communities<text:bookmark-end text:name="the-power-of-communities"/></text:h>
      <text:p text:style-name="First_20_paragraph">A project based approach to learning coding and computing can be be supported by the home environment. For example enthusiastic older family members may take young people to Maker Fairs or engage in other community coding activities. Family members may buy creative computing kits or access resources such as YouTube videos or via online forums for specialist subjects like robotics, games or other forms of digital making. However, access to this kind of computer enthusiast community is not available to all young people. The following initiative aim to address this by providing entry points to community orientated coding.</text:p>
      <text:p text:style-name="Text_20_body"><text:span text:style-name="T1">Code Clubs</text:span> are designed for out of hours school clubs run by teachers and provide inspiration and resources to help build a lunch-time or after school community. It was originally an independent organisation which is now part of Raspberry Pi Foundation. A large number of high quality, colourful and attractive resources are supplied free of charge on their website. The resources provided can be printed out and server as step-by-step tutorials and challenges encourage further experimentation by learners.<text:note text:id="ftn0" text:note-class="footnote"><text:note-citation>1</text:note-citation><text:note-body><text:p text:style-name="Footnote">https://coderdojo.com/</text:p></text:note-body></text:note></text:p>
      <text:p text:style-name="Text_20_body"><text:span text:style-name="T1">Coder Dojos</text:span> are monthly events run by volunteers often at the weekend. They often focus on creative, engaging computing. I have volunteered at some events and been impressed at the dedication and inventiveness of the other volunteers. While some attending the event will use existing resources to support Scratch, others will try out new and experimental work around hacking Minecraft, creating games with code engines and new technologies of physical computing. Often volunteers use their own children who act as guinea pigs testing activities out on their family before bringing it to a Coder Dojo. To find out more visit the Coder Dojo website.<text:note text:id="ftn1" text:note-class="footnote"><text:note-citation>2</text:note-citation><text:note-body><text:p text:style-name="Footnote">https://projects.raspberrypi.org/en/codeclub</text:p></text:note-body></text:note></text:p>
      <text:p text:style-name="Text_20_body"><text:span text:style-name="T1">The Coolest Project</text:span> is another project taken on by the Raspberry Pi Foundation. It takes the form of a competition and online and real-world showcase that individuals or teams apply to take part in. The Coolest Project helps generate maintain project for students allowing them to tackle problems in a radically different way to much classroom teaching. As well as a greater amount of time dedicated to hands-on coding and physical computing challenges projects provide opportunities to engage in authentic coding practices. These include: designing for real users, collaboration with other students, project planning, debugging faulty code and repeated revisions to fine tune the desired result. https://online.coolestprojects.org/</text:p>
      <text:p text:style-name="Text_20_body">Coder Dojos are family-focused and thus less easy for teachers to engage with. But they are a good source of inspiration for teachers looking for creative project ideas for their classroom. In contrast, both Code Clubs and the Coolest Project are suitable to run inside schools by computing teachers. Running lunchtime or after-school projects, while not reaching all pupils, can be a great way to showcase the engaging and creative nature of hobbyist computing projects.</text:p>
      <text:h text:style-name="Heading_20_3" text:outline-level="3"><text:bookmark-start text:name="communities-in-educational-theory"/>Communities in Educational Theory<text:bookmark-end text:name="communities-in-educational-theory"/></text:h>
      <text:p text:style-name="First_20_paragraph">The power of communities has been highlighted by academics as part of what is known as the “social turn” in educational. This is a turn away from more individualised ways of learning which focus on efficient transfer of knowledge from the teacher to the pupil. Instead the focus is on how learning happens through participation in communities and culture, in other words a socio-cultural approach.</text:p>
      <text:p text:style-name="Text_20_body">Community in this educational context can motivate and provide support for participation in a creative process. Barbara Rogoff <text:reference-mark-start text:name="ZOTERO_ITEM CSL_CITATION {&quot;schema&quot;:&quot;https://github.com/citation-style-language/schema/raw/master/csl-citation.json&quot;,&quot;properties&quot;:{&quot;noteIndex&quot;:0,&quot;formattedCitation&quot;:&quot;[-@rogoff_developing_1994]&quot;},&quot;citationItems&quot;:[{&quot;suffix&quot;:&quot;&quot;,&quot;itemData&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ISSN&quot;:&quot;1074-9039&quot;,&quot;source&quot;:&quot;Taylor and Francis+NEJM&quot;,&quot;accessed&quot;:{&quot;date-parts&quot;:[[2019,4,16]]},&quot;volume&quot;:&quot;1&quot;,&quot;container-title&quot;:&quot;Mind, Culture, and Activity&quot;,&quot;citation-key&quot;:&quot;rogoff_developing_1994&quot;,&quot;issued&quot;:{&quot;date-parts&quot;:[[1994,9,1]]},&quot;URL&quot;:&quot;https://www.tandfonline.com/doi/abs/10.1080/10749039409524673&quot;,&quot;type&quot;:&quot;article-journal&quot;,&quot;title&quot;:&quot;Developing understanding of the idea of communities of learners&quot;,&quot;id&quot;:&quot;rogoff_developing_1994&quot;,&quot;author&quot;:[{&quot;family&quot;:&quot;Rogoff&quot;,&quot;given&quot;:&quot;Barbara&quot;}],&quot;page&quot;:&quot;209-229&quot;,&quot;DOI&quot;:&quot;10.1080/10749039409524673&quot;,&quot;issue&quot;:&quot;4&quot;},&quot;uri&quot;:[&quot;http://zotero.org/users/1913249/items/7PJ8XND5&quot;],&quot;prefix&quot;:&quot;&quot;,&quot;uris&quot;:[&quot;http://zotero.org/users/1913249/items/7PJ8XND5&quot;],&quot;suppress-author&quot;:true,&quot;id&quot;:3163}],&quot;citationID&quot;:&quot;kuuxfith&quot;} RNDomqjnyxqsd"/>&lt;Do Zotero Refresh: [-@rogoff_developing_1994]&gt;<text:reference-mark-end text:name="ZOTERO_ITEM CSL_CITATION {&quot;schema&quot;:&quot;https://github.com/citation-style-language/schema/raw/master/csl-citation.json&quot;,&quot;properties&quot;:{&quot;noteIndex&quot;:0,&quot;formattedCitation&quot;:&quot;[-@rogoff_developing_1994]&quot;},&quot;citationItems&quot;:[{&quot;suffix&quot;:&quot;&quot;,&quot;itemData&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ISSN&quot;:&quot;1074-9039&quot;,&quot;source&quot;:&quot;Taylor and Francis+NEJM&quot;,&quot;accessed&quot;:{&quot;date-parts&quot;:[[2019,4,16]]},&quot;volume&quot;:&quot;1&quot;,&quot;container-title&quot;:&quot;Mind, Culture, and Activity&quot;,&quot;citation-key&quot;:&quot;rogoff_developing_1994&quot;,&quot;issued&quot;:{&quot;date-parts&quot;:[[1994,9,1]]},&quot;URL&quot;:&quot;https://www.tandfonline.com/doi/abs/10.1080/10749039409524673&quot;,&quot;type&quot;:&quot;article-journal&quot;,&quot;title&quot;:&quot;Developing understanding of the idea of communities of learners&quot;,&quot;id&quot;:&quot;rogoff_developing_1994&quot;,&quot;author&quot;:[{&quot;family&quot;:&quot;Rogoff&quot;,&quot;given&quot;:&quot;Barbara&quot;}],&quot;page&quot;:&quot;209-229&quot;,&quot;DOI&quot;:&quot;10.1080/10749039409524673&quot;,&quot;issue&quot;:&quot;4&quot;},&quot;uri&quot;:[&quot;http://zotero.org/users/1913249/items/7PJ8XND5&quot;],&quot;prefix&quot;:&quot;&quot;,&quot;uris&quot;:[&quot;http://zotero.org/users/1913249/items/7PJ8XND5&quot;],&quot;suppress-author&quot;:true,&quot;id&quot;:3163}],&quot;citationID&quot;:&quot;kuuxfith&quot;} RNDomqjnyxqsd"/>, a researcher of socio-cultural approaches to education, has described an educational process she calls <text:span text:style-name="T2">Communities of Learners</text:span> - http://tiny.cc/communityoflearners. Rogoff sees this approach as radically different from both instruction based models of learning and pure discovery learning (where learners are left to their own devices). In this model participants have different levels of expertise and varied roles in a learning system working towards an authentic goal. Rogoff notes that observing this kind of learning can be confusing to teachers and parents used to more instruction-based approaches. Such a learning community in full swing can seem chaotic. However, complex and productive learning is happening in ways that we, as teachers, may be unused to. This chapter helps unpick some of these practices and explore ways that educators have structured their learning environments to take advantage of this powerful approach.</text:p>
      <text:h text:style-name="Heading_20_3" text:outline-level="3"><text:bookmark-start text:name="activity---applying-a-community-approach-in-the-classroom"/>Activity - Applying a Community Approach in the Classroom<text:bookmark-end text:name="activity---applying-a-community-approach-in-the-classroom"/></text:h>
      <text:p text:style-name="First_20_paragraph">Are you making the most of the power of communities in your classroom? Before you start your next unit of work ask yourself some of the following questions.</text:p>
      <text:list text:style-name="L1">
        <text:list-item>
          <text:p text:style-name="P1">Are there regular opportunities for learners to work together during your unit of work? How often will students give and receive peer feedback?</text:p>
        </text:list-item>
        <text:list-item>
          <text:p text:style-name="P1">Are there examples of similar work from other students available for your students to examine and perhaps build upon?</text:p>
        </text:list-item>
        <text:list-item>
          <text:p text:style-name="P1">Can you draw on the roles or identities that students have adopted in their previous school or home activities? Are they able to reflect on the specifics of those roles to contribute to the effectiveness of their engagement in teamwork?</text:p>
        </text:list-item>
        <text:list-item>
          <text:p text:style-name="P1">Can you help your learners make connections between their computing activities and other professional or enthusiast communities outside of the classroom?</text:p>
        </text:list-item>
      </text:list>
      <text:p text:style-name="First_20_paragraph"> </text:p>
      <text:h text:style-name="Heading_20_2" text:outline-level="2"><text:bookmark-start text:name="design-based-approaches-in-computing-education"/>Design-based Approaches in Computing Education<text:bookmark-end text:name="design-based-approaches-in-computing-education"/></text:h>
      <text:p text:style-name="First_20_paragraph">Designing as a discipline involves both a community of producers and users. Design-based approaches have been adopted widely in software production, creative industries and wider business contexts. These design principles and practices are also relevant to education. As educators we may be used to seeing students motivated by producing something for a real audience. Design projects allow students to develop important 21st Century Skills like problem solving and communication, and creatively responding to real life contexts. In the following sections I will explore the design-based approaches of iteration, design patterns and the Use-Modify-Create model.</text:p>
      <text:h text:style-name="Heading_20_3" text:outline-level="3"><text:bookmark-start text:name="teaching-technique---iterative-design"/>Teaching Technique - Iterative Design<text:bookmark-end text:name="teaching-technique---iterative-design"/></text:h>
      <text:p text:style-name="First_20_paragraph">Iterative design involves coming back to reflect on the initial outcomes of creative goals and revising them based on results. The process involves: goal setting, creating quick prototypes, user testing and evaluation, revision and reflection. The process is iterative in that testing and revision of the prototype design can be repeated until the desired result is achieved. Iteration is also a key part of a more general scientific method of testing a hypothesis and revision based on your analysis of results. The idea of a repeated (iterative) spiral approach which both deepens understanding and improves the end results is popular both in education and industry. In software and design industries it is often referred to as Design Thinking and Agile approaches. In education this approach is referred to in concepts like the spiral curriculum and promoting student mastery.</text:p>
      <text:p text:style-name="Text_20_body">The five circular stages are; Imagine, Create, Play, Share, Reflect and returning to Imagine once more. The model encourages both parents and teachers to create a supportive environment for creativity. See http://tiny.cc/creativespiral. Resnick <text:reference-mark-start text:name="ZOTERO_ITEM CSL_CITATION {&quot;schema&quot;:&quot;https://github.com/citation-style-language/schema/raw/master/csl-citation.json&quot;,&quot;properties&quot;:{&quot;noteIndex&quot;:0,&quot;formattedCitation&quot;:&quot;[-@resnick_scratched_2012]&quot;},&quot;citationItems&quot;:[{&quot;suffix&quot;:&quot;&quot;,&quot;itemData&quot;:{&quot;URL&quot;:&quot;https://web.media.mit.edu/~mres/proposals/NSF-ScratchEd.pdf&quot;,&quot;title&quot;:&quot;ScratchEd: Working with teachers to develop design-based  approaches to the cultivation of computational thinking&quot;,&quot;citation-key&quot;:&quot;resnick_scratched_2012&quot;,&quot;issued&quot;:{&quot;date-parts&quot;:[[2012]]},&quot;publisher&quot;:&quot;MIT&quot;,&quot;id&quot;:&quot;resnick_scratched_2012&quot;,&quot;author&quot;:[{&quot;family&quot;:&quot;Resnick&quot;,&quot;given&quot;:&quot;Mitchel&quot;}],&quot;type&quot;:&quot;report&quot;,&quot;accessed&quot;:{&quot;date-parts&quot;:[[2021,7,30]]}},&quot;uri&quot;:[&quot;http://zotero.org/users/1913249/items/4VXD9NUT&quot;],&quot;prefix&quot;:&quot;&quot;,&quot;uris&quot;:[&quot;http://zotero.org/users/1913249/items/4VXD9NUT&quot;],&quot;suppress-author&quot;:true,&quot;id&quot;:8236}],&quot;citationID&quot;:&quot;pagduekd&quot;} RNDczfnvphqnm"/>&lt;Do Zotero Refresh: [-@resnick_scratched_2012]&gt;<text:reference-mark-end text:name="ZOTERO_ITEM CSL_CITATION {&quot;schema&quot;:&quot;https://github.com/citation-style-language/schema/raw/master/csl-citation.json&quot;,&quot;properties&quot;:{&quot;noteIndex&quot;:0,&quot;formattedCitation&quot;:&quot;[-@resnick_scratched_2012]&quot;},&quot;citationItems&quot;:[{&quot;suffix&quot;:&quot;&quot;,&quot;itemData&quot;:{&quot;URL&quot;:&quot;https://web.media.mit.edu/~mres/proposals/NSF-ScratchEd.pdf&quot;,&quot;title&quot;:&quot;ScratchEd: Working with teachers to develop design-based  approaches to the cultivation of computational thinking&quot;,&quot;citation-key&quot;:&quot;resnick_scratched_2012&quot;,&quot;issued&quot;:{&quot;date-parts&quot;:[[2012]]},&quot;publisher&quot;:&quot;MIT&quot;,&quot;id&quot;:&quot;resnick_scratched_2012&quot;,&quot;author&quot;:[{&quot;family&quot;:&quot;Resnick&quot;,&quot;given&quot;:&quot;Mitchel&quot;}],&quot;type&quot;:&quot;report&quot;,&quot;accessed&quot;:{&quot;date-parts&quot;:[[2021,7,30]]}},&quot;uri&quot;:[&quot;http://zotero.org/users/1913249/items/4VXD9NUT&quot;],&quot;prefix&quot;:&quot;&quot;,&quot;uris&quot;:[&quot;http://zotero.org/users/1913249/items/4VXD9NUT&quot;],&quot;suppress-author&quot;:true,&quot;id&quot;:8236}],&quot;citationID&quot;:&quot;pagduekd&quot;} RNDczfnvphqnm"/> describes the foundations of the design-based approaches in education as; engaging in design activities, exploring personally meaningful topics, collaborating with others, and deepening understanding through reflection. The key reason to adopt these principles is to increase engagement with sustained participation in computing projects from a broad range of learners. 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 The above principles embody key elements of inclusive practices contained in Universal Design for Learning (UDL) including: allowing students to demonstrate their knowledge in a multitude of ways and of allowing students to follow their own interests and motivations <text:reference-mark-start text:name="ZOTERO_ITEM CSL_CITATION {&quot;schema&quot;:&quot;https://github.com/citation-style-language/schema/raw/master/csl-citation.json&quot;,&quot;properties&quot;:{&quot;noteIndex&quot;:0,&quot;formattedCitation&quot;:&quot;[@capp_effectiveness_2017]&quot;},&quot;citationItems&quot;:[{&quot;itemData&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ISSN&quot;:&quot;1360-3116&quot;,&quot;source&quot;:&quot;Taylor and Francis+NEJM&quot;,&quot;title&quot;:&quot;The effectiveness of universal design for learning: a meta-analysis of literature between 2013 and 2016&quot;,&quot;container-title&quot;:&quot;International Journal of Inclusive Education&quot;,&quot;citation-key&quot;:&quot;capp_effectiveness_2017&quot;,&quot;issue&quot;:&quot;8&quot;,&quot;note&quot;:&quot;_eprint: https://doi.org/10.1080/13603116.2017.1325074&quot;,&quot;DOI&quot;:&quot;10.1080/13603116.2017.1325074&quot;,&quot;URL&quot;:&quot;https://doi.org/10.1080/13603116.2017.1325074&quot;,&quot;issued&quot;:{&quot;date-parts&quot;:[[2017,8,3]]},&quot;volume&quot;:&quot;21&quot;,&quot;title-short&quot;:&quot;The effectiveness of universal design for learning&quot;,&quot;publisher&quot;:&quot;Routledge&quot;,&quot;id&quot;:&quot;capp_effectiveness_2017&quot;,&quot;author&quot;:[{&quot;family&quot;:&quot;Capp&quot;,&quot;given&quot;:&quot;Matthew James&quot;}],&quot;type&quot;:&quot;article-journal&quot;,&quot;accessed&quot;:{&quot;date-parts&quot;:[[2022,1,26]]},&quot;page&quot;:&quot;791-807&quot;},&quot;suffix&quot;:&quot;&quot;,&quot;id&quot;:8357,&quot;prefix&quot;:&quot;&quot;,&quot;uris&quot;:[&quot;http://zotero.org/users/1913249/items/WRSRMVF8&quot;],&quot;uri&quot;:[&quot;http://zotero.org/users/1913249/items/WRSRMVF8&quot;]}],&quot;citationID&quot;:&quot;zhunukxh&quot;} RNDjvxbyncerx"/>&lt;Do Zotero Refresh: [@capp_effectiveness_2017]&gt;<text:reference-mark-end text:name="ZOTERO_ITEM CSL_CITATION {&quot;schema&quot;:&quot;https://github.com/citation-style-language/schema/raw/master/csl-citation.json&quot;,&quot;properties&quot;:{&quot;noteIndex&quot;:0,&quot;formattedCitation&quot;:&quot;[@capp_effectiveness_2017]&quot;},&quot;citationItems&quot;:[{&quot;itemData&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ISSN&quot;:&quot;1360-3116&quot;,&quot;source&quot;:&quot;Taylor and Francis+NEJM&quot;,&quot;title&quot;:&quot;The effectiveness of universal design for learning: a meta-analysis of literature between 2013 and 2016&quot;,&quot;container-title&quot;:&quot;International Journal of Inclusive Education&quot;,&quot;citation-key&quot;:&quot;capp_effectiveness_2017&quot;,&quot;issue&quot;:&quot;8&quot;,&quot;note&quot;:&quot;_eprint: https://doi.org/10.1080/13603116.2017.1325074&quot;,&quot;DOI&quot;:&quot;10.1080/13603116.2017.1325074&quot;,&quot;URL&quot;:&quot;https://doi.org/10.1080/13603116.2017.1325074&quot;,&quot;issued&quot;:{&quot;date-parts&quot;:[[2017,8,3]]},&quot;volume&quot;:&quot;21&quot;,&quot;title-short&quot;:&quot;The effectiveness of universal design for learning&quot;,&quot;publisher&quot;:&quot;Routledge&quot;,&quot;id&quot;:&quot;capp_effectiveness_2017&quot;,&quot;author&quot;:[{&quot;family&quot;:&quot;Capp&quot;,&quot;given&quot;:&quot;Matthew James&quot;}],&quot;type&quot;:&quot;article-journal&quot;,&quot;accessed&quot;:{&quot;date-parts&quot;:[[2022,1,26]]},&quot;page&quot;:&quot;791-807&quot;},&quot;suffix&quot;:&quot;&quot;,&quot;id&quot;:8357,&quot;prefix&quot;:&quot;&quot;,&quot;uris&quot;:[&quot;http://zotero.org/users/1913249/items/WRSRMVF8&quot;],&quot;uri&quot;:[&quot;http://zotero.org/users/1913249/items/WRSRMVF8&quot;]}],&quot;citationID&quot;:&quot;zhunukxh&quot;} RNDjvxbyncerx"/>.</text:p>
      <text:h text:style-name="Heading_20_3" text:outline-level="3"><text:bookmark-start text:name="teaching-technique---worked-examples-and-design-patterns"/>Teaching Technique - Worked Examples and Design Patterns<text:bookmark-end text:name="teaching-technique---worked-examples-and-design-patterns"/></text:h>
      <text:p text:style-name="First_20_paragraph">Design patterns are most commonly used for computing students at higher education to teach object oriented computing but they are also useful for all levels of learners. Design patterns are solutions to problems or common scenarios in design areas. Design patterns are rooted in real-life incidences of problems that are often solved in a particular way. They are concretes example of coding principles in context. Design patterns can help the development of coding communities if more experiences coders take the time to document the patterns they use in an accessible way for novice coders.</text:p>
      <text:p text:style-name="Text_20_body">In computing education there are similarities between design patterns and a technique called <text:span text:style-name="T2">worked examples</text:span>. The National Center for Computing Education (NCCE) promote worked examples as a classroom activity. They have created a Quick Read document for teachers on worked examples here - http://tiny.cc/worked-examples. Both worked examples and design patterns act as a way to demonstrate underlying principles in practice. For both approaches showing working code used in a particular context helps students to analyse what makes it work and why it is a suitable solution.</text:p>
      <text:p text:style-name="Text_20_body">For educators the use of design patterns and worked examples can help support learners develop coding proficiency by providing scaffolding and modelling good design decisions. However, one of the challenges for teachers of using worked examples and design patterns is how to integrate them into student-led design challenges. You may be able to create a menu of printed or online patterns or examples that students can draw on as needed. Perhaps particularly common examples can be modelled to the whole class when it is clear that many students will benefit from that approach.</text:p>
      <text:h text:style-name="Heading_20_3" text:outline-level="3"><text:bookmark-start text:name="teaching-technique---the-use-modify-create-model"/>Teaching Technique - The Use-Modify-Create model<text:bookmark-end text:name="teaching-technique---the-use-modify-create-model"/></text:h>
      <text:p text:style-name="First_20_paragraph">The teaching technique Use-Modify-Create (UMC) is designed both to limit learner anxiety for novice coders and to scaffold the acquisition of coding and computational thinking concepts <text:reference-mark-start text:name="ZOTERO_ITEM CSL_CITATION {&quot;schema&quot;:&quot;https://github.com/citation-style-language/schema/raw/master/csl-citation.json&quot;,&quot;properties&quot;:{&quot;noteIndex&quot;:0,&quot;formattedCitation&quot;:&quot;[@lee_computational_2011]&quot;},&quot;citationItems&quot;:[{&quot;itemData&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N&quot;:&quot;2153-2184&quot;,&quot;source&quot;:&quot;ACM Digital Library&quot;,&quot;accessed&quot;:{&quot;date-parts&quot;:[[2018,9,15]]},&quot;volume&quot;:&quot;2&quot;,&quot;container-title&quot;:&quot;ACM Inroads&quot;,&quot;citation-key&quot;:&quot;lee_computational_2011&quot;,&quot;issued&quot;:{&quot;date-parts&quot;:[[2011,2]]},&quot;URL&quot;:&quot;http://doi.acm.org/10.1145/1929887.1929902&quot;,&quot;type&quot;:&quot;article-journal&quot;,&quot;title&quot;:&quot;Computational Thinking for Youth in Practice&quot;,&quot;id&quot;:&quot;lee_computational_201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page&quot;:&quot;32–37&quot;,&quot;DOI&quot;:&quot;10.1145/1929887.1929902&quot;,&quot;issue&quot;:&quot;1&quot;},&quot;suffix&quot;:&quot;&quot;,&quot;id&quot;:2918,&quot;prefix&quot;:&quot;&quot;,&quot;uris&quot;:[&quot;http://zotero.org/users/1913249/items/M2JH9UT3&quot;],&quot;uri&quot;:[&quot;http://zotero.org/users/1913249/items/M2JH9UT3&quot;]}],&quot;citationID&quot;:&quot;jbalbgzx&quot;} RNDwgojtnrnbl"/>&lt;Do Zotero Refresh: [@lee_computational_2011]&gt;<text:reference-mark-end text:name="ZOTERO_ITEM CSL_CITATION {&quot;schema&quot;:&quot;https://github.com/citation-style-language/schema/raw/master/csl-citation.json&quot;,&quot;properties&quot;:{&quot;noteIndex&quot;:0,&quot;formattedCitation&quot;:&quot;[@lee_computational_2011]&quot;},&quot;citationItems&quot;:[{&quot;itemData&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N&quot;:&quot;2153-2184&quot;,&quot;source&quot;:&quot;ACM Digital Library&quot;,&quot;accessed&quot;:{&quot;date-parts&quot;:[[2018,9,15]]},&quot;volume&quot;:&quot;2&quot;,&quot;container-title&quot;:&quot;ACM Inroads&quot;,&quot;citation-key&quot;:&quot;lee_computational_2011&quot;,&quot;issued&quot;:{&quot;date-parts&quot;:[[2011,2]]},&quot;URL&quot;:&quot;http://doi.acm.org/10.1145/1929887.1929902&quot;,&quot;type&quot;:&quot;article-journal&quot;,&quot;title&quot;:&quot;Computational Thinking for Youth in Practice&quot;,&quot;id&quot;:&quot;lee_computational_201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page&quot;:&quot;32–37&quot;,&quot;DOI&quot;:&quot;10.1145/1929887.1929902&quot;,&quot;issue&quot;:&quot;1&quot;},&quot;suffix&quot;:&quot;&quot;,&quot;id&quot;:2918,&quot;prefix&quot;:&quot;&quot;,&quot;uris&quot;:[&quot;http://zotero.org/users/1913249/items/M2JH9UT3&quot;],&quot;uri&quot;:[&quot;http://zotero.org/users/1913249/items/M2JH9UT3&quot;]}],&quot;citationID&quot;:&quot;jbalbgzx&quot;} RNDwgojtnrnbl"/>.</text:p>
      <text:p text:style-name="Text_20_body"><text:span text:style-name="T1">Use:</text:span> In the <text:span text:style-name="T2">Use</text:span> stage, coders build a familiarity with coding interfaces and code structures and syntax through scaffolded approaches which involve interacting with the program code and what it produces.</text:p>
      <text:p text:style-name="Text_20_body"><text:span text:style-name="T1">Modify:</text:span> In the <text:span text:style-name="T2">Modify</text:span> stage learners progress to working on real projects created by others. Learners deepen their knowledge of coding structures and practices by altering existing projects and templates to suit their own aims.</text:p>
      <text:p text:style-name="Text_20_body"><text:span text:style-name="T1">Create:</text:span> Progressing to the <text:span text:style-name="T2">Create</text:span> stage - is not an immediate process. After novices become more familiar with patterns of code design in use in the modify stage, they can progress to replicate such patterns in other code that they create from scratch.</text:p>
      <text:p text:style-name="Text_20_body">A study involving five hundred 9 to 14 year-olds found that the UMC approach can balance a structured approach with more student-led exploration <text:reference-mark-start text:name="ZOTERO_ITEM CSL_CITATION {&quot;schema&quot;:&quot;https://github.com/citation-style-language/schema/raw/master/csl-citation.json&quot;,&quot;properties&quot;:{&quot;noteIndex&quot;:0,&quot;formattedCitation&quot;:&quot;[@franklin_analysis_2020]&quot;},&quot;citationItems&quot;:[{&quot;itemData&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source&quot;:&quot;DOI.org (Crossref)&quot;,&quot;accessed&quot;:{&quot;date-parts&quot;:[[2021,12,21]]},&quot;container-title&quot;:&quot;Proceedings of the 2020 ACM Conference on International Computing Education Research&quot;,&quot;citation-key&quot;:&quot;franklin_analysis_2020&quot;,&quot;publisher-place&quot;:&quot;Virtual Event New Zealand&quot;,&quot;ISBN&quot;:&quot;978-1-4503-7092-9&quot;,&quot;DOI&quot;:&quot;10.1145/3372782.3406256&quot;,&quot;event&quot;:&quot;ICER '20: International Computing Education Research Conference&quot;,&quot;URL&quot;:&quot;https://dl.acm.org/doi/10.1145/3372782.3406256&quot;,&quot;language&quot;:&quot;en&quot;,&quot;issued&quot;:{&quot;date-parts&quot;:[[2020,8,10]]},&quot;event-place&quot;:&quot;Virtual Event New Zealand&quot;,&quot;publisher&quot;:&quot;ACM&quot;,&quot;id&quot;:&quot;franklin_analysis_2020&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type&quot;:&quot;paper-conference&quot;,&quot;title&quot;:&quot;An Analysis of Use-Modify-Create Pedagogical Approach's Success in Balancing Structure and Student Agency&quot;,&quot;page&quot;:&quot;14-24&quot;},&quot;suffix&quot;:&quot;&quot;,&quot;id&quot;:8306,&quot;prefix&quot;:&quot;&quot;,&quot;uris&quot;:[&quot;http://zotero.org/users/1913249/items/7NFVC6Q7&quot;],&quot;uri&quot;:[&quot;http://zotero.org/users/1913249/items/7NFVC6Q7&quot;]}],&quot;citationID&quot;:&quot;yyshtqjr&quot;} RNDelwvifxjry"/>&lt;Do Zotero Refresh: [@franklin_analysis_2020]&gt;<text:reference-mark-end text:name="ZOTERO_ITEM CSL_CITATION {&quot;schema&quot;:&quot;https://github.com/citation-style-language/schema/raw/master/csl-citation.json&quot;,&quot;properties&quot;:{&quot;noteIndex&quot;:0,&quot;formattedCitation&quot;:&quot;[@franklin_analysis_2020]&quot;},&quot;citationItems&quot;:[{&quot;itemData&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source&quot;:&quot;DOI.org (Crossref)&quot;,&quot;accessed&quot;:{&quot;date-parts&quot;:[[2021,12,21]]},&quot;container-title&quot;:&quot;Proceedings of the 2020 ACM Conference on International Computing Education Research&quot;,&quot;citation-key&quot;:&quot;franklin_analysis_2020&quot;,&quot;publisher-place&quot;:&quot;Virtual Event New Zealand&quot;,&quot;ISBN&quot;:&quot;978-1-4503-7092-9&quot;,&quot;DOI&quot;:&quot;10.1145/3372782.3406256&quot;,&quot;event&quot;:&quot;ICER '20: International Computing Education Research Conference&quot;,&quot;URL&quot;:&quot;https://dl.acm.org/doi/10.1145/3372782.3406256&quot;,&quot;language&quot;:&quot;en&quot;,&quot;issued&quot;:{&quot;date-parts&quot;:[[2020,8,10]]},&quot;event-place&quot;:&quot;Virtual Event New Zealand&quot;,&quot;publisher&quot;:&quot;ACM&quot;,&quot;id&quot;:&quot;franklin_analysis_2020&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type&quot;:&quot;paper-conference&quot;,&quot;title&quot;:&quot;An Analysis of Use-Modify-Create Pedagogical Approach's Success in Balancing Structure and Student Agency&quot;,&quot;page&quot;:&quot;14-24&quot;},&quot;suffix&quot;:&quot;&quot;,&quot;id&quot;:8306,&quot;prefix&quot;:&quot;&quot;,&quot;uris&quot;:[&quot;http://zotero.org/users/1913249/items/7NFVC6Q7&quot;],&quot;uri&quot;:[&quot;http://zotero.org/users/1913249/items/7NFVC6Q7&quot;]}],&quot;citationID&quot;:&quot;yyshtqjr&quot;} RNDelwvifxjry"/>. The researchers also found that the students enjoyed UMC approach as they had more choice and agency in the process. This is supported by other research which compared a UMC with a starting-from-scratch approach and found higher student engagement for those in the UMC group <text:reference-mark-start text:name="ZOTERO_ITEM CSL_CITATION {&quot;schema&quot;:&quot;https://github.com/citation-style-language/schema/raw/master/csl-citation.json&quot;,&quot;properties&quot;:{&quot;noteIndex&quot;:0,&quot;formattedCitation&quot;:&quot;[@lytle_use_2019]&quot;},&quot;citationItems&quot;:[{&quot;itemData&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source&quot;:&quot;DOI.org (Crossref)&quot;,&quot;accessed&quot;:{&quot;date-parts&quot;:[[2021,3,25]]},&quot;container-title&quot;:&quot;Proceedings of the 2019 ACM Conference on Innovation and Technology in Computer Science Education&quot;,&quot;citation-key&quot;:&quot;lytle_use_2019&quot;,&quot;publisher-place&quot;:&quot;Aberdeen Scotland Uk&quot;,&quot;ISBN&quot;:&quot;978-1-4503-6895-7&quot;,&quot;DOI&quot;:&quot;10.1145/3304221.3319786&quot;,&quot;event&quot;:&quot;ITiCSE '19: Innovation and Technology in Computer Science Education&quot;,&quot;URL&quot;:&quot;https://dl.acm.org/doi/10.1145/3304221.3319786&quot;,&quot;language&quot;:&quot;en&quot;,&quot;issued&quot;:{&quot;date-parts&quot;:[[2019,7,2]]},&quot;title-short&quot;:&quot;Use, Modify, Create&quot;,&quot;event-place&quot;:&quot;Aberdeen Scotland Uk&quot;,&quot;publisher&quot;:&quot;ACM&quot;,&quot;id&quot;:&quot;lytle_use_2019&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type&quot;:&quot;paper-conference&quot;,&quot;title&quot;:&quot;Use, Modify, Create: Comparing Computational Thinking Lesson Progressions for STEM Classes&quot;,&quot;page&quot;:&quot;395-401&quot;},&quot;suffix&quot;:&quot;&quot;,&quot;id&quot;:8153,&quot;prefix&quot;:&quot;&quot;,&quot;uris&quot;:[&quot;http://zotero.org/users/1913249/items/QJZKAUK6&quot;],&quot;uri&quot;:[&quot;http://zotero.org/users/1913249/items/QJZKAUK6&quot;]}],&quot;citationID&quot;:&quot;prwlykvr&quot;} RNDxmfyxdwqlq"/>&lt;Do Zotero Refresh: [@lytle_use_2019]&gt;<text:reference-mark-end text:name="ZOTERO_ITEM CSL_CITATION {&quot;schema&quot;:&quot;https://github.com/citation-style-language/schema/raw/master/csl-citation.json&quot;,&quot;properties&quot;:{&quot;noteIndex&quot;:0,&quot;formattedCitation&quot;:&quot;[@lytle_use_2019]&quot;},&quot;citationItems&quot;:[{&quot;itemData&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source&quot;:&quot;DOI.org (Crossref)&quot;,&quot;accessed&quot;:{&quot;date-parts&quot;:[[2021,3,25]]},&quot;container-title&quot;:&quot;Proceedings of the 2019 ACM Conference on Innovation and Technology in Computer Science Education&quot;,&quot;citation-key&quot;:&quot;lytle_use_2019&quot;,&quot;publisher-place&quot;:&quot;Aberdeen Scotland Uk&quot;,&quot;ISBN&quot;:&quot;978-1-4503-6895-7&quot;,&quot;DOI&quot;:&quot;10.1145/3304221.3319786&quot;,&quot;event&quot;:&quot;ITiCSE '19: Innovation and Technology in Computer Science Education&quot;,&quot;URL&quot;:&quot;https://dl.acm.org/doi/10.1145/3304221.3319786&quot;,&quot;language&quot;:&quot;en&quot;,&quot;issued&quot;:{&quot;date-parts&quot;:[[2019,7,2]]},&quot;title-short&quot;:&quot;Use, Modify, Create&quot;,&quot;event-place&quot;:&quot;Aberdeen Scotland Uk&quot;,&quot;publisher&quot;:&quot;ACM&quot;,&quot;id&quot;:&quot;lytle_use_2019&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type&quot;:&quot;paper-conference&quot;,&quot;title&quot;:&quot;Use, Modify, Create: Comparing Computational Thinking Lesson Progressions for STEM Classes&quot;,&quot;page&quot;:&quot;395-401&quot;},&quot;suffix&quot;:&quot;&quot;,&quot;id&quot;:8153,&quot;prefix&quot;:&quot;&quot;,&quot;uris&quot;:[&quot;http://zotero.org/users/1913249/items/QJZKAUK6&quot;],&quot;uri&quot;:[&quot;http://zotero.org/users/1913249/items/QJZKAUK6&quot;]}],&quot;citationID&quot;:&quot;prwlykvr&quot;} RNDxmfyxdwqlq"/>. The researchers found that because students using UMC had more time to play around with code, they were able to add their own personal touches and that that ownership over the code sustained their continued engagement.</text:p>
      <text:p text:style-name="Text_20_body">Kafai and Burke <text:reference-mark-start text:name="ZOTERO_ITEM CSL_CITATION {&quot;schema&quot;:&quot;https://github.com/citation-style-language/schema/raw/master/csl-citation.json&quot;,&quot;properties&quot;:{&quot;noteIndex&quot;:0,&quot;formattedCitation&quot;:&quot;[-@kafai_social_2013]&quot;},&quot;citationItems&quot;:[{&quot;suffix&quot;:&quot;&quot;,&quot;itemData&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ISSN&quot;:&quot;978-1-4503-1868-6&quot;,&quot;source&quot;:&quot;ResearchGate&quot;,&quot;title&quot;:&quot;The social turn in K-12 programming: Moving from computational thinking to computational participation&quot;,&quot;container-title&quot;:&quot;SIGCSE 2013 - Proceedings of the 44th ACM Technical Symposium on Computer Science Education&quot;,&quot;citation-key&quot;:&quot;kafai_social_2013&quot;,&quot;issued&quot;:{&quot;date-parts&quot;:[[2013,3,6]]},&quot;title-short&quot;:&quot;The social turn in K-12 programming&quot;,&quot;id&quot;:&quot;kafai_social_2013&quot;,&quot;author&quot;:[{&quot;family&quot;:&quot;Kafai&quot;,&quot;given&quot;:&quot;Yasmin&quot;},{&quot;family&quot;:&quot;Burke&quot;,&quot;given&quot;:&quot;Quinn&quot;}],&quot;type&quot;:&quot;article-journal&quot;,&quot;DOI&quot;:&quot;10.1145/2445196.2445373&quot;},&quot;uri&quot;:[&quot;http://zotero.org/users/1913249/items/V9E2ZMPU&quot;],&quot;prefix&quot;:&quot;&quot;,&quot;uris&quot;:[&quot;http://zotero.org/users/1913249/items/V9E2ZMPU&quot;],&quot;suppress-author&quot;:true,&quot;id&quot;:2930}],&quot;citationID&quot;:&quot;huhlfeho&quot;} RNDkexcdmtzyr"/>&lt;Do Zotero Refresh: [-@kafai_social_2013]&gt;<text:reference-mark-end text:name="ZOTERO_ITEM CSL_CITATION {&quot;schema&quot;:&quot;https://github.com/citation-style-language/schema/raw/master/csl-citation.json&quot;,&quot;properties&quot;:{&quot;noteIndex&quot;:0,&quot;formattedCitation&quot;:&quot;[-@kafai_social_2013]&quot;},&quot;citationItems&quot;:[{&quot;suffix&quot;:&quot;&quot;,&quot;itemData&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ISSN&quot;:&quot;978-1-4503-1868-6&quot;,&quot;source&quot;:&quot;ResearchGate&quot;,&quot;title&quot;:&quot;The social turn in K-12 programming: Moving from computational thinking to computational participation&quot;,&quot;container-title&quot;:&quot;SIGCSE 2013 - Proceedings of the 44th ACM Technical Symposium on Computer Science Education&quot;,&quot;citation-key&quot;:&quot;kafai_social_2013&quot;,&quot;issued&quot;:{&quot;date-parts&quot;:[[2013,3,6]]},&quot;title-short&quot;:&quot;The social turn in K-12 programming&quot;,&quot;id&quot;:&quot;kafai_social_2013&quot;,&quot;author&quot;:[{&quot;family&quot;:&quot;Kafai&quot;,&quot;given&quot;:&quot;Yasmin&quot;},{&quot;family&quot;:&quot;Burke&quot;,&quot;given&quot;:&quot;Quinn&quot;}],&quot;type&quot;:&quot;article-journal&quot;,&quot;DOI&quot;:&quot;10.1145/2445196.2445373&quot;},&quot;uri&quot;:[&quot;http://zotero.org/users/1913249/items/V9E2ZMPU&quot;],&quot;prefix&quot;:&quot;&quot;,&quot;uris&quot;:[&quot;http://zotero.org/users/1913249/items/V9E2ZMPU&quot;],&quot;suppress-author&quot;:true,&quot;id&quot;:2930}],&quot;citationID&quot;:&quot;huhlfeho&quot;} RNDkexcdmtzyr"/> argue that a shift from writing programs from scratch to modifying and remixing them is inline with socio-cultural teaching approaches. They coin the term computational participation to reflect this change of focus. They also note that such remixing is helped by online coding communities, especially those aimed at novice coders like the Scratch community (described below). They encourage educators to avoid focusing solely on technical possibilities of coding environments to embrace the potential of online coding communities despite associated challenges. One challenge of teachers embracing remixing practices is to distinguish the legitimate remixing of work as a base from less productive copying. Also participation in online communities requires learners to concurrently build both technical and participatory skills which may also be challenging. The following case study examines ways in which the online Scratch community is facilitating design-based learning. It makes a strong case for the value of these approaches and asks how some of these benefits can be made more inclusive for learners who would struggle to take part in such a community independently.</text:p>
      <text:h text:style-name="Heading_20_3" text:outline-level="3"><text:bookmark-start text:name="case-study---how-the-online-scratch-community-supports-design-based-learning"/>Case Study - How the Online Scratch Community supports Design-based Learning<text:bookmark-end text:name="case-study---how-the-online-scratch-community-supports-design-based-learning"/></text:h>
      <text:p text:style-name="First_20_paragraph">Scratch (available at https://scratch.mit.edu/) is educational software which uses a block based coding approach and a set of tools to develop and integrate audio and graphical assets to help the creation of multimedia coding projects. Scratch as a project excels in its user community. There are over 75 million users of the site who have created 80 million projects. Activity increased during COVID restrictions in 2020 and 2021 with over 20 million user comments in the month of March 2021 alone. The online community allows young creators to connect with others to share and get feedback on their work. Such community interaction sustain repeated effort to build student mastery in the form of fluency in the design and coding process. Here are some of they key features of the online Scratch community with tips to integrate these into your computing teaching.</text:p>
      <text:p text:style-name="Text_20_body"><text:span text:style-name="T1">High diversity of creations:</text:span> The process of keeping such a large community up and running and safe for young people requires a lot of resources. However, the effort is justified as it has become an extremely rich source of inspiration for young creators. A simple search of the site for projects like games, creative greeting cards, storytelling projects and pretty much any digital product you can imagine will yield multitude of results. As teachers we can draw on this resource to demonstrate diverse creation and encourage our learners to adapt existing work based on their own interests.</text:p>
      <text:p text:style-name="Text_20_body"><text:span text:style-name="T1">Diverse ways to participate:</text:span> Learners can engage with a great variety of forms of engagement with the online community. Your students may just play others’ games, or just comment. They may use it to create their own projects but not engage in the more social elements of the creative process. They may like a smaller section of the community become extremely active in creating and collaborating with others on shared projects.</text:p>
      <text:p text:style-name="Text_20_body"><text:span text:style-name="T1">Encouraging project iteration:</text:span> Scratch encourages remixing of others projects and makes it easy to create different versions of your own projects. This encourages sharing drafts for feedback via peer comments. This public sharing and feedback has been shown to encourage the development of new features in users’ creations. Teachers may need to balance the more disruptive possibilities in the classroom that the ability to publish inappropriate material online with the clear benefits to build student autonomy and reflection.</text:p>
      <text:p text:style-name="Text_20_body"><text:span text:style-name="T1">Supportive and authentic audience of fellow creators:</text:span> Due to the high numbers involved in this community there is a good chance of finding peers who are also interested in specific subject matter and proficient in coding techniques. Collaboration between community users as peers is motivated by these shared interests. The potential and depth of collaboration of this community can be impressive. Roque and colleagues <text:reference-mark-start text:name="ZOTERO_ITEM CSL_CITATION {&quot;schema&quot;:&quot;https://github.com/citation-style-language/schema/raw/master/csl-citation.json&quot;,&quot;properties&quot;:{&quot;noteIndex&quot;:0,&quot;formattedCitation&quot;:&quot;[-@cress_supporting_2016]&quot;},&quot;citationItems&quot;:[{&quot;suffix&quot;:&quot;&quot;,&quot;itemData&quot;:{&quot;source&quot;:&quot;Crossref&quot;,&quot;accessed&quot;:{&quot;date-parts&quot;:[[2018,10,30]]},&quot;container-title&quot;:&quot;Mass Collaboration and Education&quot;,&quot;citation-key&quot;:&quot;cress_supporting_2016&quot;,&quot;publisher-place&quot;:&quot;Cham&quot;,&quot;ISBN&quot;:&quot;978-3-319-13535-9 978-3-319-13536-6&quot;,&quot;DOI&quot;:&quot;10.1007/978-3-319-13536-6_12&quot;,&quot;URL&quot;:&quot;http://link.springer.com/10.1007/978-3-319-13536-6_12&quot;,&quot;language&quot;:&quot;en&quot;,&quot;issued&quot;:{&quot;date-parts&quot;:[[2016]]},&quot;title&quot;:&quot;Supporting Diverse and Creative Collaboration in the Scratch Online Community&quot;,&quot;event-place&quot;:&quot;Cham&quot;,&quot;publisher&quot;:&quot;Springer International Publishing&quot;,&quot;id&quot;:&quot;cress_supporting_2016&quot;,&quot;author&quot;:[{&quot;family&quot;:&quot;Roque&quot;,&quot;given&quot;:&quot;Ricarose&quot;},{&quot;family&quot;:&quot;Rusk&quot;,&quot;given&quot;:&quot;Natalie&quot;},{&quot;family&quot;:&quot;Resnick&quot;,&quot;given&quot;:&quot;Mitchel&quot;}],&quot;type&quot;:&quot;chapter&quot;,&quot;page&quot;:&quot;241-256&quot;,&quot;editor&quot;:[{&quot;family&quot;:&quot;Cress&quot;,&quot;given&quot;:&quot;Ulrike&quot;},{&quot;family&quot;:&quot;Moskaliuk&quot;,&quot;given&quot;:&quot;Johannes&quot;},{&quot;family&quot;:&quot;Jeong&quot;,&quot;given&quot;:&quot;Heisawn&quot;}]},&quot;uri&quot;:[&quot;http://zotero.org/users/1913249/items/P32UBUPL&quot;],&quot;prefix&quot;:&quot;&quot;,&quot;uris&quot;:[&quot;http://zotero.org/users/1913249/items/P32UBUPL&quot;],&quot;suppress-author&quot;:true,&quot;id&quot;:2581}],&quot;citationID&quot;:&quot;jtjhgpgd&quot;} RNDtduetbybne"/>&lt;Do Zotero Refresh: [-@cress_supporting_2016]&gt;<text:reference-mark-end text:name="ZOTERO_ITEM CSL_CITATION {&quot;schema&quot;:&quot;https://github.com/citation-style-language/schema/raw/master/csl-citation.json&quot;,&quot;properties&quot;:{&quot;noteIndex&quot;:0,&quot;formattedCitation&quot;:&quot;[-@cress_supporting_2016]&quot;},&quot;citationItems&quot;:[{&quot;suffix&quot;:&quot;&quot;,&quot;itemData&quot;:{&quot;source&quot;:&quot;Crossref&quot;,&quot;accessed&quot;:{&quot;date-parts&quot;:[[2018,10,30]]},&quot;container-title&quot;:&quot;Mass Collaboration and Education&quot;,&quot;citation-key&quot;:&quot;cress_supporting_2016&quot;,&quot;publisher-place&quot;:&quot;Cham&quot;,&quot;ISBN&quot;:&quot;978-3-319-13535-9 978-3-319-13536-6&quot;,&quot;DOI&quot;:&quot;10.1007/978-3-319-13536-6_12&quot;,&quot;URL&quot;:&quot;http://link.springer.com/10.1007/978-3-319-13536-6_12&quot;,&quot;language&quot;:&quot;en&quot;,&quot;issued&quot;:{&quot;date-parts&quot;:[[2016]]},&quot;title&quot;:&quot;Supporting Diverse and Creative Collaboration in the Scratch Online Community&quot;,&quot;event-place&quot;:&quot;Cham&quot;,&quot;publisher&quot;:&quot;Springer International Publishing&quot;,&quot;id&quot;:&quot;cress_supporting_2016&quot;,&quot;author&quot;:[{&quot;family&quot;:&quot;Roque&quot;,&quot;given&quot;:&quot;Ricarose&quot;},{&quot;family&quot;:&quot;Rusk&quot;,&quot;given&quot;:&quot;Natalie&quot;},{&quot;family&quot;:&quot;Resnick&quot;,&quot;given&quot;:&quot;Mitchel&quot;}],&quot;type&quot;:&quot;chapter&quot;,&quot;page&quot;:&quot;241-256&quot;,&quot;editor&quot;:[{&quot;family&quot;:&quot;Cress&quot;,&quot;given&quot;:&quot;Ulrike&quot;},{&quot;family&quot;:&quot;Moskaliuk&quot;,&quot;given&quot;:&quot;Johannes&quot;},{&quot;family&quot;:&quot;Jeong&quot;,&quot;given&quot;:&quot;Heisawn&quot;}]},&quot;uri&quot;:[&quot;http://zotero.org/users/1913249/items/P32UBUPL&quot;],&quot;prefix&quot;:&quot;&quot;,&quot;uris&quot;:[&quot;http://zotero.org/users/1913249/items/P32UBUPL&quot;],&quot;suppress-author&quot;:true,&quot;id&quot;:2581}],&quot;citationID&quot;:&quot;jtjhgpgd&quot;} RNDtduetbybne"/> have described this in detail - see http://tiny.cc/scratch-community. The researchers describe how individuals find each other and group together by forming <text:span text:style-name="T2">studios</text:span> and then recruiting other members to work on joint projects. This is sophisticated behaviour which mimics real production processes. It is carried out by young people with a high degree of independence. Researchers also note that such collaborative production is only carried out by a very small proportion of the online creators.</text:p>
      <text:p text:style-name="Text_20_body">Teachers should be aware of a key challenge identified by the researchers, namely how to replicate the benefits of collaborative community activity for young people who have less experience or confidence. In response Roque <text:reference-mark-start text:name="ZOTERO_ITEM CSL_CITATION {&quot;schema&quot;:&quot;https://github.com/citation-style-language/schema/raw/master/csl-citation.json&quot;,&quot;properties&quot;:{&quot;noteIndex&quot;:0,&quot;formattedCitation&quot;:&quot;[-@roque_family_2016]&quot;},&quot;citationItems&quot;:[{&quot;suffix&quot;:&quot;&quot;,&quot;itemData&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source&quot;:&quot;dspace.mit.edu&quot;,&quot;accessed&quot;:{&quot;date-parts&quot;:[[2018,10,30]]},&quot;genre&quot;:&quot;Thesis&quot;,&quot;citation-key&quot;:&quot;roque_family_2016&quot;,&quot;issued&quot;:{&quot;date-parts&quot;:[[2016]]},&quot;URL&quot;:&quot;http://dspace.mit.edu/handle/1721.1/107577&quot;,&quot;title-short&quot;:&quot;Family creative learning&quot;,&quot;publisher&quot;:&quot;Massachusetts Institute of Technology&quot;,&quot;id&quot;:&quot;roque_family_2016&quot;,&quot;author&quot;:[{&quot;family&quot;:&quot;Roque&quot;,&quot;given&quot;:&quot;Ricarose Vallarta&quot;}],&quot;type&quot;:&quot;thesis&quot;,&quot;title&quot;:&quot;Family creative learning : designing structures to engage kids and parents as computational creators&quot;,&quot;language&quot;:&quot;eng&quot;},&quot;uri&quot;:[&quot;http://zotero.org/users/1913249/items/4F43N9TP&quot;],&quot;prefix&quot;:&quot;&quot;,&quot;uris&quot;:[&quot;http://zotero.org/users/1913249/items/4F43N9TP&quot;],&quot;suppress-author&quot;:true,&quot;id&quot;:2583}],&quot;citationID&quot;:&quot;gutrzqtc&quot;} RNDdncbflvotb"/>&lt;Do Zotero Refresh: [-@roque_family_2016]&gt;<text:reference-mark-end text:name="ZOTERO_ITEM CSL_CITATION {&quot;schema&quot;:&quot;https://github.com/citation-style-language/schema/raw/master/csl-citation.json&quot;,&quot;properties&quot;:{&quot;noteIndex&quot;:0,&quot;formattedCitation&quot;:&quot;[-@roque_family_2016]&quot;},&quot;citationItems&quot;:[{&quot;suffix&quot;:&quot;&quot;,&quot;itemData&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source&quot;:&quot;dspace.mit.edu&quot;,&quot;accessed&quot;:{&quot;date-parts&quot;:[[2018,10,30]]},&quot;genre&quot;:&quot;Thesis&quot;,&quot;citation-key&quot;:&quot;roque_family_2016&quot;,&quot;issued&quot;:{&quot;date-parts&quot;:[[2016]]},&quot;URL&quot;:&quot;http://dspace.mit.edu/handle/1721.1/107577&quot;,&quot;title-short&quot;:&quot;Family creative learning&quot;,&quot;publisher&quot;:&quot;Massachusetts Institute of Technology&quot;,&quot;id&quot;:&quot;roque_family_2016&quot;,&quot;author&quot;:[{&quot;family&quot;:&quot;Roque&quot;,&quot;given&quot;:&quot;Ricarose Vallarta&quot;}],&quot;type&quot;:&quot;thesis&quot;,&quot;title&quot;:&quot;Family creative learning : designing structures to engage kids and parents as computational creators&quot;,&quot;language&quot;:&quot;eng&quot;},&quot;uri&quot;:[&quot;http://zotero.org/users/1913249/items/4F43N9TP&quot;],&quot;prefix&quot;:&quot;&quot;,&quot;uris&quot;:[&quot;http://zotero.org/users/1913249/items/4F43N9TP&quot;],&quot;suppress-author&quot;:true,&quot;id&quot;:2583}],&quot;citationID&quot;:&quot;gutrzqtc&quot;} RNDdncbflvotb"/> went on to develop related programmes which including online project exhibitions, competitions and off-line family-based programmes to engage under-represented groups. As educators, we can take inspiration from this process of replicating the highly engaged, organic feedback and support of the chaotic online community into a more offline and structured design-based environment. The second half of this chapter addresses ways you may be able to rise to this challenge using project-based approaches.</text:p>
      <text:h text:style-name="Heading_20_3" text:outline-level="3"><text:bookmark-start text:name="activity---using-design-based-approaches-in-the-classroom"/>ACTIVITY - USING DESIGN-BASED APPROACHES IN THE CLASSROOM<text:bookmark-end text:name="activity---using-design-based-approaches-in-the-classroom"/></text:h>
      <text:p text:style-name="First_20_paragraph">You can ask you self the following questions to try to help you use some of the beneficial aspects of design-based approaches in your classroom.</text:p>
      <text:list text:style-name="L2">
        <text:list-item>
          <text:p text:style-name="P2">Are learners able to explore exemplar materials to inspire and shape their creative ideas?</text:p>
        </text:list-item>
        <text:list-item>
          <text:p text:style-name="P2">As they plan, are learners able to think about and articulate the perspective of the real or imagined users of the designed projects?</text:p>
        </text:list-item>
        <text:list-item>
          <text:p text:style-name="P2">Are learners helped to come up with ideas through ideation techniques that scaffold the creative process?</text:p>
        </text:list-item>
      </text:list>
      <text:p text:style-name="First_20_paragraph"><text:span text:style-name="T1">Follow-up Resources:</text:span> I have created several online courses which explore hands on ways to use design thinking in education and community work. https://rise.mmu.ac.uk/category/enterprise/design-thinking/.</text:p>
      <text:h text:style-name="Heading_20_2" text:outline-level="2"><text:bookmark-start text:name="projects-and-project-based-learning-pbl"/>Projects and Project Based Learning (PBL)<text:bookmark-end text:name="projects-and-project-based-learning-pbl"/></text:h>
      <text:p text:style-name="First_20_paragraph">Project-based learning is a wide set of approaches that seeks to facilitate learning though undertaking practical projects. Students often complete projects in groups. Students develop target knowledge and skills in the context of a real or simulated problem that they must solve. Using projects is one of the 12 teach computing principles advocated by NCCE. In the next section I cover the characteristics and potential of project-based learning (PBL).</text:p>
      <text:p text:style-name="Text_20_body"> Researchers Blumenfeld and colleagues <text:reference-mark-start text:name="ZOTERO_ITEM CSL_CITATION {&quot;schema&quot;:&quot;https://github.com/citation-style-language/schema/raw/master/csl-citation.json&quot;,&quot;properties&quot;:{&quot;noteIndex&quot;:0,&quot;formattedCitation&quot;:&quot;[-@blumenfeld_motivating_1991]&quot;},&quot;citationItems&quot;:[{&quot;suffix&quot;:&quot;&quot;,&quot;itemData&quot;:{&quot;ISSN&quot;:&quot;0046-1520, 1532-6985&quot;,&quot;source&quot;:&quot;CrossRef&quot;,&quot;title&quot;:&quot;Motivating Project-Based Learning: Sustaining the Doing, Supporting the Learning&quot;,&quot;container-title&quot;:&quot;Educational Psychologist&quot;,&quot;citation-key&quot;:&quot;blumenfeld_motivating_1991&quot;,&quot;issue&quot;:&quot;3-4&quot;,&quot;page&quot;:&quot;369-398&quot;,&quot;DOI&quot;:&quot;10.1080/00461520.1991.9653139&quot;,&quot;URL&quot;:&quot;http://www.tandfonline.com/doi/abs/10.1080/00461520.1991.9653139&quot;,&quot;language&quot;:&quot;en&quot;,&quot;issued&quot;:{&quot;date-parts&quot;:[[1991,6]]},&quot;title-short&quot;:&quot;Motivating Project-Based Learning&quot;,&quot;id&quot;:&quot;blumenfeld_motivating_1991&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type&quot;:&quot;article-journal&quot;,&quot;volume&quot;:&quot;26&quot;,&quot;accessed&quot;:{&quot;date-parts&quot;:[[2016,8,1]]}},&quot;uri&quot;:[&quot;http://zotero.org/users/1913249/items/8R7APAQP&quot;],&quot;prefix&quot;:&quot;&quot;,&quot;uris&quot;:[&quot;http://zotero.org/users/1913249/items/8R7APAQP&quot;],&quot;suppress-author&quot;:true,&quot;id&quot;:1382}],&quot;citationID&quot;:&quot;ezfxdzbw&quot;} RNDbaxpeekxvj"/>&lt;Do Zotero Refresh: [-@blumenfeld_motivating_1991]&gt;<text:reference-mark-end text:name="ZOTERO_ITEM CSL_CITATION {&quot;schema&quot;:&quot;https://github.com/citation-style-language/schema/raw/master/csl-citation.json&quot;,&quot;properties&quot;:{&quot;noteIndex&quot;:0,&quot;formattedCitation&quot;:&quot;[-@blumenfeld_motivating_1991]&quot;},&quot;citationItems&quot;:[{&quot;suffix&quot;:&quot;&quot;,&quot;itemData&quot;:{&quot;ISSN&quot;:&quot;0046-1520, 1532-6985&quot;,&quot;source&quot;:&quot;CrossRef&quot;,&quot;title&quot;:&quot;Motivating Project-Based Learning: Sustaining the Doing, Supporting the Learning&quot;,&quot;container-title&quot;:&quot;Educational Psychologist&quot;,&quot;citation-key&quot;:&quot;blumenfeld_motivating_1991&quot;,&quot;issue&quot;:&quot;3-4&quot;,&quot;page&quot;:&quot;369-398&quot;,&quot;DOI&quot;:&quot;10.1080/00461520.1991.9653139&quot;,&quot;URL&quot;:&quot;http://www.tandfonline.com/doi/abs/10.1080/00461520.1991.9653139&quot;,&quot;language&quot;:&quot;en&quot;,&quot;issued&quot;:{&quot;date-parts&quot;:[[1991,6]]},&quot;title-short&quot;:&quot;Motivating Project-Based Learning&quot;,&quot;id&quot;:&quot;blumenfeld_motivating_1991&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type&quot;:&quot;article-journal&quot;,&quot;volume&quot;:&quot;26&quot;,&quot;accessed&quot;:{&quot;date-parts&quot;:[[2016,8,1]]}},&quot;uri&quot;:[&quot;http://zotero.org/users/1913249/items/8R7APAQP&quot;],&quot;prefix&quot;:&quot;&quot;,&quot;uris&quot;:[&quot;http://zotero.org/users/1913249/items/8R7APAQP&quot;],&quot;suppress-author&quot;:true,&quot;id&quot;:1382}],&quot;citationID&quot;:&quot;ezfxdzbw&quot;} RNDbaxpeekxvj"/> argue that school disengagement is caused by work that bores students. They found that project work incorporating learner choice and involving real outputs is more motivating and can sustain student engagement. The pervasiveness of products in our lives offers a wide-range of choices of project outputs including: websites, games, wearable technology, phone apps, robotics and other physical computing projects. Thus, computing education is an excellent vehicle for a project-based approach to learning. However, Blumenfeld’s research cautions that implementing PBL in classrooms is not straightforward. I cover barriers to PBL and ways to overcome them in the final part of this chapter.</text:p>
      <text:p text:style-name="Text_20_body">Academics have worked with expert practitioners to create PBL frameworks to help teachers to plan and deliver projects, and to recognise the complexity of some of the learning that takes place. The following outline of PBL elements is a synthesis of several of these frameworks with additional commentary on how this may apply to computing projects.</text:p>
      <text:p text:style-name="Text_20_body"><text:span text:style-name="T1">Challenge:</text:span> The focus of the project should be a relatable problem or question that is does not have one straightforward solution. Software and electronics projects can fit this brief are thus very suitable candidates.</text:p>
      <text:p text:style-name="Text_20_body"><text:span text:style-name="T1">Authenticity:</text:span> Real-life relevance of projects helps engage student as they make connections to their interests and communities. As mentioned in the section above, many forms of coding projects from phone apps, websites and games are real and relatable goals.</text:p>
      <text:p text:style-name="Text_20_body"><text:span text:style-name="T1">Sustained and Collaborative Work:</text:span> Adequate time must be allocated for sustained project work. Students should work together and be given the chance to revise projects. This is perhaps one of the greatest challenges to delivering computing projects in a school setting.</text:p>
      <text:p text:style-name="Text_20_body"><text:span text:style-name="T1">Public Project:</text:span> The creation of a shareable, public object helps learners focus and to design for others. It can also act as a focus for discussion within the classroom. Sharing of computing projects within the classroom could be supplemented by presentation on the web to a wider audience.</text:p>
      <text:p text:style-name="Text_20_body"><text:span text:style-name="T1">Student Voice and Choice</text:span> Giving students choice over the focus of their project increases their engagement and participation in open discussions about project direction builds student autonomy. The high level saturation of digital products into the experience of many young people’s day-to-day lives can help shape student’s interests.</text:p>
      <text:p text:style-name="Text_20_body"><text:span text:style-name="T1">Reflection and Critique</text:span> Self-reflection may be informal at times but also guided by class processes like learning journals. It can also involve peer feedback or input beyond the classroom to bring authentic perspectives. Reflection could also happen in a digital form via an online journal or templated digital document.</text:p>
      <text:h text:style-name="Heading_20_3" text:outline-level="3"><text:bookmark-start text:name="teaching-technique-supporting-pbl-in-computing-classrooms"/>Teaching Technique: Supporting PBL in Computing Classrooms<text:bookmark-end text:name="teaching-technique-supporting-pbl-in-computing-classrooms"/></text:h>
      <text:p text:style-name="First_20_paragraph">PBL is aligned with UDL in many ways. THIS NEEDS TO BE INTEGRATED SOMEWHERE - MAKE THE LINK EXPLICITLY </text:p>
      <text:p text:style-name="Text_20_body">One critique of project-based learning, especially where it involves student experimentation and student discovery, is that it can is chaotic and more challenging to communicate high-level concepts. It also requires skills, support and planning that are very different from traditional teaching and therefore may be difficult for teaching staff to implement. For example, practitioners must build their ability to switch between facilitating students operating freely to then guiding them in the process of revision and critique. Having resources and clear stages to your project plan to help this process is vital. This section outlines the typical stages of PBL and how to adapt it to a computing context.</text:p>
      <text:p text:style-name="Text_20_body">The following questions can help you prepare to deliver a project with your students.</text:p>
      <text:p text:style-name="Text_20_body"><text:span text:style-name="T1">Start with a driving question or mission:</text:span> The project goal for computing projects is often to create a digital product in response to a need or design brief for a specific audience. Add in detail and link to real world problems at this stage to maximise learner engagement. Decide the limits for students projects and outline these clearly from the start to avoid having to dampen down their enthusiasm. For example, if creating a 2D game instead of a 3D one is better suited to the technical ability of students then be clear about that limit from the start of the project.</text:p>
      <text:p text:style-name="Text_20_body"><text:span text:style-name="T1">Designing a plan and resources for the project:</text:span> Decide what part of the curriculum the project work will develop. Use your knowledge of the curriculum to put resources in place to support the learners as they undertake the project. Not everything needs to be explicitly taught if you can signpost your learners to those resources. Having an online repository for students to access and navigate can be extremely useful.</text:p>
      <text:p text:style-name="Text_20_body"><text:span text:style-name="T1">Monitor pupil progress:</text:span> As the project unfolds, keep students on track by having a realistic schedule for project stages. Check that you are consistently signposting students to the relevant resources for the project choices they have made and for the stage that they are currently undertaking.</text:p>
      <text:p text:style-name="Text_20_body"><text:span text:style-name="T1">Assess emerging project processes and outcomes:</text:span> Ongoing feedback and assessment is vital. Building in opportunities for reflection, peer feedback and revision. Can students share prototypes of their digital products? Can you support then to recognise if they are working effectively as a team? How can you support them to make connections to the underlying curriculum knowledge?</text:p>
      <text:p text:style-name="Text_20_body"><text:span text:style-name="T1">Evaluation:</text:span> You may evaluate both the end piece of work created by students and the way they have worked together and the skills used to undertake different stages of the project. You can validate what the students have learned and areas for future development.</text:p>
      <text:p text:style-name="Text_20_body">If you would like more detailed information and case studies on PBL there are online resources provided by numerous organisations including Edutopia, PBLworks and the UK-based Edge Foundation. This link provides a good overview. https://my.pblworks.org/</text:p>
      <text:h text:style-name="Heading_20_2" text:outline-level="2"><text:bookmark-start text:name="creatively-overcoming-limitations-to-pbl"/>Creatively Overcoming Limitations to PBL<text:bookmark-end text:name="creatively-overcoming-limitations-to-pbl"/></text:h>
      <text:p text:style-name="First_20_paragraph">This section looks barriers to PBL and tips and strategies that have been used by other educators and researchers to overcome these barriers in the context of computing and cross-curricular activities. </text:p>
      <text:p text:style-name="Text_20_body"><text:span text:style-name="T1">Sustaining the effort - Time challenges:</text:span> In research on barriers to undertaking projects in schools, teacher commonly cite time restrictions due to curriculum pressures. Resnick and Rusk <text:reference-mark-start text:name="ZOTERO_ITEM CSL_CITATION {&quot;schema&quot;:&quot;https://github.com/citation-style-language/schema/raw/master/csl-citation.json&quot;,&quot;properties&quot;:{&quot;noteIndex&quot;:0,&quot;formattedCitation&quot;:&quot;[-@resnick_coding_2020]&quot;},&quot;citationItems&quot;:[{&quot;suffix&quot;:&quot;&quot;,&quot;itemData&quot;:{&quot;abstract&quot;:&quot;While millions of students worldwide have enjoyed coding experiences over the last decade, the next challenge is spreading educational values and approaches.&quot;,&quot;ISSN&quot;:&quot;0001-0782, 1557-7317&quot;,&quot;source&quot;:&quot;DOI.org (Crossref)&quot;,&quot;title&quot;:&quot;Coding at a crossroads&quot;,&quot;container-title&quot;:&quot;Communications of the ACM&quot;,&quot;citation-key&quot;:&quot;resnick_coding_2020&quot;,&quot;issue&quot;:&quot;11&quot;,&quot;page&quot;:&quot;120-127&quot;,&quot;DOI&quot;:&quot;10.1145/3375546&quot;,&quot;container-title-short&quot;:&quot;Commun. ACM&quot;,&quot;URL&quot;:&quot;https://dl.acm.org/doi/10.1145/3375546&quot;,&quot;language&quot;:&quot;en&quot;,&quot;issued&quot;:{&quot;date-parts&quot;:[[2020,10,22]]},&quot;id&quot;:&quot;resnick_coding_2020&quot;,&quot;author&quot;:[{&quot;family&quot;:&quot;Resnick&quot;,&quot;given&quot;:&quot;Mitchel&quot;},{&quot;family&quot;:&quot;Rusk&quot;,&quot;given&quot;:&quot;Natalie&quot;}],&quot;type&quot;:&quot;article-journal&quot;,&quot;volume&quot;:&quot;63&quot;,&quot;accessed&quot;:{&quot;date-parts&quot;:[[2021,12,21]]}},&quot;uri&quot;:[&quot;http://zotero.org/users/1913249/items/VYS48CXK&quot;],&quot;prefix&quot;:&quot;&quot;,&quot;uris&quot;:[&quot;http://zotero.org/users/1913249/items/VYS48CXK&quot;],&quot;suppress-author&quot;:true,&quot;id&quot;:8304}],&quot;citationID&quot;:&quot;oplrcnth&quot;} RNDzpwtqatvyw"/>&lt;Do Zotero Refresh: [-@resnick_coding_2020]&gt;<text:reference-mark-end text:name="ZOTERO_ITEM CSL_CITATION {&quot;schema&quot;:&quot;https://github.com/citation-style-language/schema/raw/master/csl-citation.json&quot;,&quot;properties&quot;:{&quot;noteIndex&quot;:0,&quot;formattedCitation&quot;:&quot;[-@resnick_coding_2020]&quot;},&quot;citationItems&quot;:[{&quot;suffix&quot;:&quot;&quot;,&quot;itemData&quot;:{&quot;abstract&quot;:&quot;While millions of students worldwide have enjoyed coding experiences over the last decade, the next challenge is spreading educational values and approaches.&quot;,&quot;ISSN&quot;:&quot;0001-0782, 1557-7317&quot;,&quot;source&quot;:&quot;DOI.org (Crossref)&quot;,&quot;title&quot;:&quot;Coding at a crossroads&quot;,&quot;container-title&quot;:&quot;Communications of the ACM&quot;,&quot;citation-key&quot;:&quot;resnick_coding_2020&quot;,&quot;issue&quot;:&quot;11&quot;,&quot;page&quot;:&quot;120-127&quot;,&quot;DOI&quot;:&quot;10.1145/3375546&quot;,&quot;container-title-short&quot;:&quot;Commun. ACM&quot;,&quot;URL&quot;:&quot;https://dl.acm.org/doi/10.1145/3375546&quot;,&quot;language&quot;:&quot;en&quot;,&quot;issued&quot;:{&quot;date-parts&quot;:[[2020,10,22]]},&quot;id&quot;:&quot;resnick_coding_2020&quot;,&quot;author&quot;:[{&quot;family&quot;:&quot;Resnick&quot;,&quot;given&quot;:&quot;Mitchel&quot;},{&quot;family&quot;:&quot;Rusk&quot;,&quot;given&quot;:&quot;Natalie&quot;}],&quot;type&quot;:&quot;article-journal&quot;,&quot;volume&quot;:&quot;63&quot;,&quot;accessed&quot;:{&quot;date-parts&quot;:[[2021,12,21]]}},&quot;uri&quot;:[&quot;http://zotero.org/users/1913249/items/VYS48CXK&quot;],&quot;prefix&quot;:&quot;&quot;,&quot;uris&quot;:[&quot;http://zotero.org/users/1913249/items/VYS48CXK&quot;],&quot;suppress-author&quot;:true,&quot;id&quot;:8304}],&quot;citationID&quot;:&quot;oplrcnth&quot;} RNDzpwtqatvyw"/> suggest that if possible, double lessons are helpful for hands-on coding work and to allow the design process time to unfold. They also advocate that at times a whole term should be devoted to undertaking a project. This lets pupils return to tweak and improve trickier coding and design challenges, thus supporting a sustained and iterative approach. In addition, cross-curricular projects may free up more time by linking with other subjects which are allocated more time, especially in KS3. For example, you could link a computing project with mathematics by asking students to create a game that teaches mathematical concepts. This could both deepen students’ learning of particular mathematical concepts and allow for the kind of repeated hands-on practice that builds coding fluency.</text:p>
      <text:p text:style-name="Text_20_body"><text:span text:style-name="T1">Advocating the Value of PBL for Inclusion:</text:span> As with design-based approaches, PBL aligns well with UDL, specifically in the way students can bring their own interests in their creation of a public project of their on choice and in the frameworks teachers provide to guide project work and ongoing feedback. As educators, we can highlight importance of creating inclusive classroom environments to our line managers to advocate for the time, training and resources needed to undertake project-based learning.</text:p>
      <text:p text:style-name="Text_20_body"><text:span text:style-name="T1">Artefact-based Assessment:</text:span> The tension between rote-learning approaches often used to prepare students to reproduce knowledge in written exam questions and the need for more fluid programming experiences raises an important question. How can some of the more flexible techniques for observing and assessing learner progress be brought into classroom practice? As a possible response, the NCCE promote the use of Artefact-Based Questions (ABQs) to assess project work. ABQs are questions based on the digital or physical artefacts that students create as part of their projects. ABQs allow teachers and students to link the problems students have encountered and solved in their computing projects to the requirements of the computing curriculum. Teachers can focus in on specific areas of the students’ work and ask about details of the code structure and implementation. ABQs can also address design issues and processes. For example, how the project outcomes compare to the original goals, how feedback was implemented, about group work and overcoming challenges and the design challenges.</text:p>
      <text:p text:style-name="Text_20_body"><text:span text:style-name="T1">Authenticity of Projects:</text:span> As mentioned before, computing is blessed with the potential to create digital and physical projects that are recognised or relevant to young people. However, sometimes the process of finding authentic audiences and processes to motivate learners within a school setting is not simple. The following activity may help bring realness to student projects.</text:p>
      <text:h text:style-name="Heading_20_3" text:outline-level="3"><text:bookmark-start text:name="activity---meeting-the-challenge-of-authenticity-in-the-classroom"/>ACTIVITY - MEETING THE CHALLENGE OF AUTHENTICITY IN THE CLASSROOM<text:bookmark-end text:name="activity---meeting-the-challenge-of-authenticity-in-the-classroom"/></text:h>
      <text:p text:style-name="First_20_paragraph">Here are some tactics you may be able to use linking projects to real issues beyond the classroom.</text:p>
      <text:list text:style-name="L3">
        <text:list-item>
          <text:p text:style-name="P3">Draw on community members to set a local challenge that resonates with your learners.</text:p>
        </text:list-item>
        <text:list-item>
          <text:p text:style-name="P3">Use other members of staff in other subject areas to pose a school-based problem. This could be subject-specific or a pastoral or cross-curriculum issue.</text:p>
        </text:list-item>
        <text:list-item>
          <text:p text:style-name="P3">Establish links with industry or social enterprises to set an authentic challenge within a work context.</text:p>
        </text:list-item>
      </text:list>
      <text:p text:style-name="First_20_paragraph">If you draw on experts, staff or community members they do not need to be there for the full term of the project. You can use visits or video calls at the start and end of the project. Most importantly, be sure to draw on the experience of students and use their ideas to shape possible responses to the challenge in early stages.</text:p>
      <text:h text:style-name="Heading_20_2" text:outline-level="2"><text:bookmark-start text:name="conclusion"/>Conclusion<text:bookmark-end text:name="conclusion"/></text:h>
      <text:p text:style-name="First_20_paragraph">In this chapter, we have explored how motivation, participation and peer learning does not happen in a vacuum. In computing, there is a clear value of creating a learning community of coders working on projects that are both authentic and linked to their own interests. To help this to happen, we can draw on some of the rich research and resources that are available from different streams of practice including project-based learning, UDL and design-based approaches. What many design and project-based approaches have in common is their focus on learner choice, sustained hands-on making and frameworks for facilitation, observation and assessment. For an accessible and convincing summary of project based approaches and their adoption in a classroom setting see the review by Barron and Darling Hammond <text:reference-mark-start text:name="ZOTERO_ITEM CSL_CITATION {&quot;schema&quot;:&quot;https://github.com/citation-style-language/schema/raw/master/csl-citation.json&quot;,&quot;properties&quot;:{&quot;noteIndex&quot;:0,&quot;formattedCitation&quot;:&quot;[-@barron2008teaching]&quot;},&quot;citationItems&quot;:[{&quot;suffix&quot;:&quot;&quot;,&quot;itemData&quot;:{&quot;type&quot;:&quot;article-journal&quot;,&quot;title&quot;:&quot;Teaching for meaningful learning: A review of research on inquiry-based and cooperative learning. Book excerpt.&quot;,&quot;publisher&quot;:&quot;ERIC&quot;,&quot;id&quot;:&quot;barron2008teaching&quot;,&quot;author&quot;:[{&quot;family&quot;:&quot;Barron&quot;,&quot;given&quot;:&quot;Brigid&quot;},{&quot;family&quot;:&quot;Darling-Hammond&quot;,&quot;given&quot;:&quot;Linda&quot;}],&quot;container-title&quot;:&quot;George Lucas Educational Foundation&quot;,&quot;citation-key&quot;:&quot;barron2008teaching&quot;,&quot;issued&quot;:{&quot;date-parts&quot;:[[2008]]}},&quot;uri&quot;:[&quot;http://zotero.org/users/1913249/items/Q7UCZ5U2&quot;],&quot;prefix&quot;:&quot;&quot;,&quot;uris&quot;:[&quot;http://zotero.org/users/1913249/items/Q7UCZ5U2&quot;],&quot;suppress-author&quot;:true,&quot;id&quot;:8318}],&quot;citationID&quot;:&quot;vztxzrme&quot;} RNDvxcqgqfsii"/>&lt;Do Zotero Refresh: [-@barron2008teaching]&gt;<text:reference-mark-end text:name="ZOTERO_ITEM CSL_CITATION {&quot;schema&quot;:&quot;https://github.com/citation-style-language/schema/raw/master/csl-citation.json&quot;,&quot;properties&quot;:{&quot;noteIndex&quot;:0,&quot;formattedCitation&quot;:&quot;[-@barron2008teaching]&quot;},&quot;citationItems&quot;:[{&quot;suffix&quot;:&quot;&quot;,&quot;itemData&quot;:{&quot;type&quot;:&quot;article-journal&quot;,&quot;title&quot;:&quot;Teaching for meaningful learning: A review of research on inquiry-based and cooperative learning. Book excerpt.&quot;,&quot;publisher&quot;:&quot;ERIC&quot;,&quot;id&quot;:&quot;barron2008teaching&quot;,&quot;author&quot;:[{&quot;family&quot;:&quot;Barron&quot;,&quot;given&quot;:&quot;Brigid&quot;},{&quot;family&quot;:&quot;Darling-Hammond&quot;,&quot;given&quot;:&quot;Linda&quot;}],&quot;container-title&quot;:&quot;George Lucas Educational Foundation&quot;,&quot;citation-key&quot;:&quot;barron2008teaching&quot;,&quot;issued&quot;:{&quot;date-parts&quot;:[[2008]]}},&quot;uri&quot;:[&quot;http://zotero.org/users/1913249/items/Q7UCZ5U2&quot;],&quot;prefix&quot;:&quot;&quot;,&quot;uris&quot;:[&quot;http://zotero.org/users/1913249/items/Q7UCZ5U2&quot;],&quot;suppress-author&quot;:true,&quot;id&quot;:8318}],&quot;citationID&quot;:&quot;vztxzrme&quot;} RNDvxcqgqfsii"/>.</text:p>
      <text:p text:style-name="Text_20_body">We have explored the tension between creative processes involving learner choice and teaching to the more prescriptive requirements of the computing curriculum. To help bridge this gap the NCCE have created resources drawing on socio-cultural research to offer guidance on PBL, observation and pair programming. As teachers seeking to close an achievement gap between the higher and lower achieving student, we have a responsibility to integrate such methods and evaluate their potential for our learners. I hope that this chapter has encouraged you to keep exploring more authentic coding practices in schools and to share your experiences with others. To continue this journey there are many forums where teachers share practice; these include CAS forums, blogs, twitter posts and so on. In particular, there is a twitter hashtag of #casinclude which encourages computing teachers to share inclusive practice. To fully explore the potential of projects let’s share and encourage others to share how we have used design and PBL approaches in our work.</text:p>
      <text:section text:name=" ZOTERO_BIBL {&quot;uncited&quot;:[],&quot;omitted&quot;:[],&quot;custom&quot;:[]} CSL_BIBLIOGRAPHY RNDgbqfqnzhos">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sign and Project Approaches in Computing Education</dc:title>
    <dc:creator/>
    <meta:user-defined meta_name="ZOTERO_PREF_1" meta-value-type="string">&lt;data data-version="3" zotero-version="5.0.89"&gt;   &lt;session id="OGe1IYVe"/&gt;   &lt;style id="http://www.zotero.org/styles/harvard" locale="en-US" hasBibliography="1" bibliographyStyleHasBeenSet="0"/&gt;   &lt;prefs&gt;     &lt;pref name="fieldType" value="ReferenceMark"/&gt;   &lt;/prefs&gt;&lt;/data&gt;</meta:user-defined>
    <meta:user-defined meta_name="ZOTERO_PREF_2" meta-value-type="string"/>
    <meta:user-defined meta_name="categories" meta-value-type="string">misc</meta:user-defined>
    <meta:user-defined meta_name="layout" meta-value-type="string">post</meta:user-defined>
    <meta:user-defined meta_name="zotero" meta-value-type="string"/>
  </office:meta>
</office:document-meta>
</file>